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bc6" officeooo:paragraph-rsid="00100bc6"/>
    </style:style>
    <style:style style:name="P2" style:family="paragraph" style:parent-style-name="Standard">
      <style:text-properties officeooo:rsid="00116311" officeooo:paragraph-rsid="00116311"/>
    </style:style>
    <style:style style:name="P3" style:family="paragraph" style:parent-style-name="Standard">
      <style:text-properties officeooo:rsid="00130ab2" officeooo:paragraph-rsid="00130ab2"/>
    </style:style>
    <style:style style:name="P4" style:family="paragraph" style:parent-style-name="Standard">
      <style:text-properties officeooo:rsid="001431c5" officeooo:paragraph-rsid="001431c5"/>
    </style:style>
    <style:style style:name="T1" style:family="text">
      <style:text-properties officeooo:rsid="000e42a8"/>
    </style:style>
    <style:style style:name="T2" style:family="text">
      <style:text-properties officeooo:rsid="00116311"/>
    </style:style>
    <style:style style:name="T3" style:family="text">
      <style:text-properties officeooo:rsid="00130a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ój system:</text:p>
      <text:p text:style-name="Standard">System do zarządzania biblioteką gier zainstalowanych na komputerze. Podstawowe funkcjonalności systemu:</text:p>
      <text:p text:style-name="Standard">- Wyświetlanie listy zainstalowanych gier</text:p>
      <text:p text:style-name="Standard">- Uruchamianie wybranej gry/gier</text:p>
      <text:p text:style-name="Standard">- Odinstalowywanie gry</text:p>
      <text:p text:style-name="Standard">- Zarządzanie zapisami gier</text:p>
      <text:p text:style-name="Standard">Dodatkowo system ma udostępniać funkcjonalności społeczne takie jak:</text:p>
      <text:p text:style-name="Standard">- Lista "znajomych". Każdy użytkownik ma swoją własną listę znajomych</text:p>
      <text:p text:style-name="Standard">- Komunikator tekstowy</text:p>
      <text:p text:style-name="Standard">- Publiczny profil użytkownika na którym będzie mógł on udostępniać różnego rodzaju publiczne wiadomości (takie jak: odblokowanie osiągnięcia w grze lub ręcznie wpisywana wiadomość)</text:p>
      <text:p text:style-name="Standard">- Możliwość tworzenia grup społecznych skupiających się wokół konkretnego tematu System ma dodatkowo zbierać informacje statystyczne o użytkownikach m.in.: czas kiedy jest zalogowany, w jakie gry gra, ile czasu trwa jedna sesja gry.</text:p>
      <text:p text:style-name="Standard"/>
      <text:p text:style-name="Standard">System Damiana</text:p>
      <text:p text:style-name="Standard"><text:span text:style-name="T1">(</text:span>Damian Janicki 209334<text:span text:style-name="T1">):</text:span></text:p>
      <text:p text:style-name="Standard">System aplikacji mobilnej, który powinien zarządzać użytkownikami, preferencjami użytkowników oraz umożliwiać prowadzenie dziennika. Głównym zamysłem jest pomoc osobom z alergiami pokarmowymi w życiu codziennym np. przy zakupach. Aplikacja mobilna skierowana będzie do osób z alergiami pokarmowymi. Dowolna osoba będzie miała możliwość korzystania z aplikacji. Każdy użytkownik powinien mieć możliwość rejestracji oraz personalizacji konta pod względem alergenów na jakie jest uczulony. Użytkownik powinien mieć możliwość zapisywania co zjadł, o której godzinie i w jakiej ilości. Takie dane powinny być udostępniane na serwer. Użytkownik ma mieć możliwość identyfikacji alergenów pokarmowych w produktach sklepowych, w których jest podany skład. Informacje o składzie powinny być wyświetlane po zeskanowaniu kodu kreskowego produktu lub zrobieniu zdjęcia składu produktu na ekran telefonu</text:p>
      <text:p text:style-name="Standard"/>
      <text:p text:style-name="P1">Ankieta:</text:p>
      <text:p text:style-name="P1">1 W jaki sposób użytkownik będzie wprowadzał alergeny na jakie jest uczulony (wybór z zamkniętej listy, wpisanie ręcznie <text:span text:style-name="T2">czy inny rodzaj wprowadzania danych</text:span>)?</text:p>
      <text:p text:style-name="P1"/>
      <text:p text:style-name="P1">2 <text:span text:style-name="T2">Kto ma dostęp do listy alergenów użytkownika (poza samym użytkownikiem)</text:span></text:p>
      <text:p text:style-name="P1"/>
      <text:p text:style-name="P2">3 Co oznaczają ‘preferencje użytkownika’?</text:p>
      <text:p text:style-name="P2"/>
      <text:p text:style-name="P2">4 Jaki (jeśli w ogóle) rodzaj autoryzacji przewidujemy?</text:p>
      <text:p text:style-name="P2"/>
      <text:p text:style-name="P2">5 Jaka jest reakcja systemu (jeśli w ogóle) na fakt spożycia przez użytkownika alergenu?</text:p>
      <text:p text:style-name="P2"/>
      <text:p text:style-name="P2">6 Jakie informacje użytkownik musi podać aby się zarejestrować?</text:p>
      <text:p text:style-name="P2"/>
      <text:p text:style-name="P2">7 <text:span text:style-name="T3">Czy skład produktu sklepowego będzie pełny, ograniczony do alergenów, czy ograniczony do alergenów na które użytkownik jest uczulony?</text:span></text:p>
      <text:p text:style-name="P2"/>
      <text:p text:style-name="P3">8 W jakiej formie ma być wyświetlany dziennik? Czy można go modyfikować?</text:p>
      <text:p text:style-name="P3"/>
      <text:p text:style-name="P4">9 Czy alergeny są w jakiś sposób opisane? Jeśli tak to w jaki sposób?</text:p>
      <text:p text:style-name="P4"/>
      <text:p text:style-name="P4">10 Czy jest przewidywana jakaś funkcjonalność odnośnie lekarstw? Jeśli tak to jaka?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18:58.002000000</meta:creation-date>
    <dc:date>2019-03-25T12:57:06.913000000</dc:date>
    <meta:editing-duration>PT17M52S</meta:editing-duration>
    <meta:editing-cycles>4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25" meta:word-count="355" meta:character-count="2582" meta:non-whitespace-character-count="2251"/>
  </office:meta>
</office:document-meta>
</file>